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paragraph-rsid="0019fe2a" style:font-size-asian="10.5pt" style:font-size-complex="12pt"/>
    </style:style>
    <style:style style:name="P2" style:family="paragraph" style:parent-style-name="Standard">
      <style:text-properties style:font-name="Liberation Serif" fo:font-size="12pt" officeooo:rsid="00169da3" officeooo:paragraph-rsid="00169da3" style:font-size-asian="10.5pt" style:font-size-complex="12pt"/>
    </style:style>
    <style:style style:name="P3" style:family="paragraph" style:parent-style-name="Standard">
      <style:text-properties style:font-name="Liberation Serif" fo:font-size="12pt" officeooo:rsid="0019fe2a" officeooo:paragraph-rsid="0019fe2a" style:font-size-asian="10.5pt" style:font-size-complex="12pt"/>
    </style:style>
    <style:style style:name="P4" style:family="paragraph" style:parent-style-name="Standard">
      <style:text-properties style:font-name="Liberation Serif" fo:font-size="12pt" fo:font-weight="bold" officeooo:paragraph-rsid="0020b844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style="normal" fo:font-weight="normal" officeooo:paragraph-rsid="0025cca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Liberation Serif" fo:font-size="12pt" fo:font-style="normal" fo:font-weight="normal" officeooo:paragraph-rsid="0027be0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Liberation Serif" fo:font-size="12pt" fo:font-style="normal" fo:font-weight="normal" officeooo:rsid="0020b844" officeooo:paragraph-rsid="0020b84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fo:font-weight="normal" officeooo:rsid="00211b1a" officeooo:paragraph-rsid="0020b84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fo:font-weight="normal" officeooo:rsid="00223cf8" officeooo:paragraph-rsid="00223cf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fo:font-weight="normal" officeooo:rsid="002404a9" officeooo:paragraph-rsid="002404a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fo:font-weight="normal" officeooo:rsid="0025ccac" officeooo:paragraph-rsid="0025cca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fo:font-weight="normal" officeooo:rsid="00279e42" officeooo:paragraph-rsid="00279e4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" fo:font-size="12pt" fo:font-style="normal" officeooo:rsid="001f0442" officeooo:paragraph-rsid="0019fe2a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Liberation Serif" fo:font-size="12pt" fo:font-style="normal" fo:font-weight="bold" officeooo:rsid="00213f4e" officeooo:paragraph-rsid="00213f4e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fo:font-size="12pt" fo:font-style="normal" fo:font-weight="bold" officeooo:rsid="0025ccac" officeooo:paragraph-rsid="0025ccac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Liberation Serif" fo:font-size="12pt" fo:font-style="normal" fo:font-weight="bold" officeooo:paragraph-rsid="0025ccac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Liberation Serif" fo:font-size="12pt" fo:font-style="normal" fo:font-weight="bold" officeooo:rsid="0027be09" officeooo:paragraph-rsid="0027be09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Liberation Serif" fo:font-size="14pt" fo:font-style="normal" fo:font-weight="bold" officeooo:rsid="002404a9" officeooo:paragraph-rsid="002404a9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Liberation Serif" fo:font-size="14pt" fo:font-style="normal" fo:font-weight="bold" officeooo:rsid="0020b844" officeooo:paragraph-rsid="0020b844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Liberation Serif" fo:font-size="14pt" fo:font-weight="bold" officeooo:paragraph-rsid="00213f4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169da3" officeooo:paragraph-rsid="00169da3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69da3" officeooo:paragraph-rsid="0028dc4d" style:font-size-asian="10.5pt" style:font-weight-asian="normal" style:font-size-complex="12pt" style:font-weight-complex="normal"/>
    </style:style>
    <style:style style:name="T1" style:family="text">
      <style:text-properties officeooo:rsid="0019fe2a"/>
    </style:style>
    <style:style style:name="T2" style:family="text">
      <style:text-properties officeooo:rsid="001a65cd"/>
    </style:style>
    <style:style style:name="T3" style:family="text">
      <style:text-properties fo:font-style="italic" officeooo:rsid="001a65cd" style:font-style-asian="italic" style:font-style-complex="italic"/>
    </style:style>
    <style:style style:name="T4" style:family="text">
      <style:text-properties fo:font-style="italic" officeooo:rsid="001b598f" style:font-style-asian="italic" style:font-style-complex="italic"/>
    </style:style>
    <style:style style:name="T5" style:family="text">
      <style:text-properties fo:font-style="italic" officeooo:rsid="0027be09" style:font-style-asian="italic" style:font-style-complex="italic"/>
    </style:style>
    <style:style style:name="T6" style:family="text">
      <style:text-properties fo:font-style="italic" fo:font-weight="normal" officeooo:rsid="0020b844" style:font-style-asian="italic" style:font-weight-asian="normal" style:font-style-complex="italic" style:font-weight-complex="normal"/>
    </style:style>
    <style:style style:name="T7" style:family="text">
      <style:text-properties fo:font-style="normal" officeooo:rsid="001a65cd" style:font-style-asian="normal" style:font-style-complex="normal"/>
    </style:style>
    <style:style style:name="T8" style:family="text">
      <style:text-properties fo:font-style="normal" officeooo:rsid="001b598f" style:font-style-asian="normal" style:font-style-complex="normal"/>
    </style:style>
    <style:style style:name="T9" style:family="text">
      <style:text-properties fo:font-style="normal" officeooo:rsid="001f0442" style:font-style-asian="normal" style:font-style-complex="normal"/>
    </style:style>
    <style:style style:name="T10" style:family="text">
      <style:text-properties fo:font-style="normal" officeooo:rsid="00213f4e" style:font-style-asian="normal" style:font-style-complex="normal"/>
    </style:style>
    <style:style style:name="T11" style:family="text">
      <style:text-properties fo:font-style="normal" officeooo:rsid="00237f7e" style:font-style-asian="normal" style:font-style-complex="normal"/>
    </style:style>
    <style:style style:name="T12" style:family="text">
      <style:text-properties fo:font-style="normal" fo:font-weight="normal" officeooo:rsid="0020b84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11b1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87f25" style:font-style-asian="normal" style:font-weight-asian="normal" style:font-style-complex="normal" style:font-weight-complex="normal"/>
    </style:style>
    <style:style style:name="T15" style:family="text">
      <style:text-properties officeooo:rsid="001b598f"/>
    </style:style>
    <style:style style:name="T16" style:family="text">
      <style:text-properties officeooo:rsid="0025ccac"/>
    </style:style>
    <style:style style:name="T17" style:family="text">
      <style:text-properties officeooo:rsid="00261843"/>
    </style:style>
    <style:style style:name="T18" style:family="text">
      <style:text-properties officeooo:rsid="00279e42"/>
    </style:style>
    <style:style style:name="T19" style:family="text">
      <style:text-properties officeooo:rsid="0027be09"/>
    </style:style>
    <style:style style:name="T20" style:family="text">
      <style:text-properties officeooo:rsid="0028d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alindromy na okręgu</text:p>
      <text:p text:style-name="P22"><text:span text:style-name="T20">Limit pamięci: 32 MiB</text:span></text:p>
      <text:p text:style-name="P2"/>
      <text:p text:style-name="P3">Palindrom to symetryczny napis, tzn. taki napis, który czytany z lewa na prawo i z prawa na lewo</text:p>
      <text:p text:style-name="P1"><text:span text:style-name="T1">jest taki sam. </text:span><text:span text:style-name="T2">Palindrom na okręgu to taki napis umieszczony na okręgu, który czytany od pewnej pozycji jest palindromem</text:span><text:span text:style-name="T15"> (jego rotacja jest palindromem)</text:span><text:span text:style-name="T2">. Np. napis </text:span><text:span text:style-name="T3">aacc</text:span><text:span text:style-name="T7"> jest palindromem na okręgu, ponieważ czytan</text:span><text:span text:style-name="T8">y</text:span><text:span text:style-name="T7"> od</text:span><text:span text:style-name="T8"> pozycji drugiej jest palindromem: </text:span><text:span text:style-name="T4">acca</text:span><text:span text:style-name="T8">.</text:span><text:span text:style-name="T9"> Przemek napisał na okręgu pewien napis i teraz zastanawia się ile minimalnie liter musi do niego wstawić, aby był palindromem na okręgu.</text:span></text:p>
      <text:p text:style-name="P13"/>
      <text:p text:style-name="P19">Wejście</text:p>
      <text:p text:style-name="P7"/>
      <text:p text:style-name="P4"><text:span text:style-name="T12">W pierwszej linii standardowego wejścia znajduje się jedna liczba naturalna </text:span><text:span text:style-name="T6">n (1&lt;=n&lt;=2000)</text:span><text:span text:style-name="T12"> oznaczająca długość napisu napisanego przez Przemka.</text:span><text:span text:style-name="T13"> W drugiej linii standardowego wejścia znajduje się ten napis czytany od pewnej pozycji.</text:span><text:span text:style-name="T14"> Napis składa się z małych liter alfabetu angielskiego.</text:span></text:p>
      <text:p text:style-name="P8"/>
      <text:p text:style-name="P20"><text:span text:style-name="T10">Wyjś</text:span><text:span text:style-name="T11">c</text:span><text:span text:style-name="T10">ie</text:span></text:p>
      <text:p text:style-name="P14"/>
      <text:p text:style-name="P9">Jedna liczba całkowita oznaczająca minimalną liczbę liter, które trzeba wstawić, aby napis wymyślony przez Przemka był palindromem na okręgu.</text:p>
      <text:p text:style-name="P9"/>
      <text:p text:style-name="P18">Przykład</text:p>
      <text:p text:style-name="P10"/>
      <text:p text:style-name="P15">Wejście:</text:p>
      <text:p text:style-name="P12">5</text:p>
      <text:p text:style-name="P5"><text:span text:style-name="T18">a</text:span><text:span text:style-name="T16">abcc</text:span></text:p>
      <text:p text:style-name="P11"/>
      <text:p text:style-name="P16"><text:span text:style-name="T16">Wyjś</text:span><text:span text:style-name="T17">c</text:span><text:span text:style-name="T16">ie:</text:span></text:p>
      <text:p text:style-name="P11">1</text:p>
      <text:p text:style-name="P11"/>
      <text:p text:style-name="P17">Wyjaśnienie:</text:p>
      <text:p text:style-name="P6"><text:span text:style-name="T19">Wstawiamy na początek literę </text:span><text:span text:style-name="T5">b</text:span><text:span text:style-name="T19">:</text:span><text:span text:style-name="T5"> baabcc</text:span><text:span text:style-name="T19">. Ten napis jest palindromem na okręgu, ponieważ czytany od ostatniej pozycji jest palindromem: </text:span><text:span text:style-name="T5">cbaabc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0T16:06:21</meta:creation-date>
    <dc:date>2012-03-20T21:37:29</dc:date>
    <meta:editing-duration>PT00H19M40S</meta:editing-duration>
    <meta:editing-cycles>20</meta:editing-cycles>
    <meta:generator>OpenOffice.org/3.2$Linux OpenOffice.org_project/320m19$Build-9505</meta:generator>
    <meta:document-statistic meta:table-count="0" meta:image-count="0" meta:object-count="0" meta:page-count="1" meta:paragraph-count="16" meta:word-count="172" meta:character-count="1155"/>
  </office:meta>
</office:document-meta>
</file>